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ubtitle">
      <style:text-properties officeooo:rsid="0011b90a" officeooo:paragraph-rsid="0011b90a"/>
    </style:style>
    <style:style style:name="P4" style:family="paragraph" style:parent-style-name="Text_20_body">
      <style:text-properties officeooo:rsid="0011b90a" officeooo:paragraph-rsid="0011b90a"/>
    </style:style>
    <style:style style:name="P5" style:family="paragraph" style:parent-style-name="Title">
      <style:text-properties officeooo:rsid="0011b90a" officeooo:paragraph-rsid="0011b90a"/>
    </style:style>
    <style:style style:name="P6" style:family="paragraph" style:parent-style-name="Text_20_body">
      <style:text-properties officeooo:paragraph-rsid="0016e897"/>
    </style:style>
    <style:style style:name="P7" style:family="paragraph" style:parent-style-name="Text_20_body">
      <style:text-properties officeooo:rsid="00128ff6" officeooo:paragraph-rsid="00128ff6"/>
    </style:style>
    <style:style style:name="P8" style:family="paragraph" style:parent-style-name="Text_20_body">
      <style:text-properties officeooo:paragraph-rsid="0019048c"/>
    </style:style>
    <style:style style:name="P9" style:family="paragraph" style:parent-style-name="Standard">
      <style:text-properties fo:color="#bdc3c7" loext:opacity="100%" style:font-name="Droid Sans Mono" fo:font-size="10.5pt" fo:font-weight="normal" officeooo:paragraph-rsid="00128ff6" fo:background-color="#23232f"/>
    </style:style>
    <style:style style:name="P10" style:family="paragraph" style:parent-style-name="Text_20_body">
      <style:text-properties officeooo:rsid="0012964a" officeooo:paragraph-rsid="0012964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1b90a" officeooo:paragraph-rsid="0011b90a"/>
    </style:style>
    <style:style style:name="P14" style:family="paragraph" style:parent-style-name="Heading_20_1">
      <style:text-properties officeooo:rsid="0016e897" officeooo:paragraph-rsid="0016e897"/>
    </style:style>
    <style:style style:name="P15" style:family="paragraph" style:parent-style-name="Heading_20_2">
      <style:text-properties officeooo:rsid="0011b90a" officeooo:paragraph-rsid="0011b90a"/>
    </style:style>
    <style:style style:name="P16" style:family="paragraph" style:parent-style-name="Heading_20_2">
      <style:text-properties officeooo:rsid="00128ff6" officeooo:paragraph-rsid="00128ff6"/>
    </style:style>
    <style:style style:name="P17" style:family="paragraph" style:parent-style-name="Heading_20_2">
      <style:text-properties officeooo:rsid="0019048c" officeooo:paragraph-rsid="0019048c"/>
    </style:style>
    <style:style style:name="P18" style:family="paragraph" style:parent-style-name="Preformatted_20_Text">
      <style:text-properties officeooo:rsid="00180399" officeooo:paragraph-rsid="0030b5d9"/>
    </style:style>
    <style:style style:name="P19" style:family="paragraph" style:parent-style-name="Preformatted_20_Text">
      <style:text-properties officeooo:rsid="0019048c" officeooo:paragraph-rsid="002ff3de"/>
    </style:style>
    <style:style style:name="P20" style:family="paragraph" style:parent-style-name="Preformatted_20_Text">
      <style:text-properties officeooo:paragraph-rsid="0030b5d9"/>
    </style:style>
    <style:style style:name="P21" style:family="paragraph" style:parent-style-name="Preformatted_20_Text">
      <style:text-properties officeooo:rsid="003410b3" officeooo:paragraph-rsid="003410b3"/>
    </style:style>
    <style:style style:name="P22" style:family="paragraph" style:parent-style-name="Preformatted_20_Text">
      <style:text-properties officeooo:rsid="00356119" officeooo:paragraph-rsid="00356119"/>
    </style:style>
    <style:style style:name="P23" style:family="paragraph" style:parent-style-name="Preformatted_20_Text">
      <style:text-properties officeooo:paragraph-rsid="003d42cd"/>
    </style:style>
    <style:style style:name="P24" style:family="paragraph" style:parent-style-name="Standard">
      <style:paragraph-properties style:line-height-at-least="0.503cm"/>
      <style:text-properties fo:color="#bdc3c7" loext:opacity="100%" style:font-name="Droid Sans Mono" fo:font-size="10.5pt" fo:font-weight="normal" fo:background-color="#23232f"/>
    </style:style>
    <style:style style:name="P25" style:family="paragraph" style:parent-style-name="Standard">
      <style:text-properties fo:color="#bdc3c7" loext:opacity="100%" style:font-name="Droid Sans Mono" fo:font-size="10.5pt" fo:font-weight="normal" officeooo:rsid="003410b3" officeooo:paragraph-rsid="003410b3" fo:background-color="#23232f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Text_20_body" style:list-style-name="L2">
      <style:text-properties officeooo:rsid="001aed28" officeooo:paragraph-rsid="001aed28"/>
    </style:style>
    <style:style style:name="P28" style:family="paragraph" style:parent-style-name="Text_20_body">
      <style:text-properties officeooo:rsid="001aed28" officeooo:paragraph-rsid="001aed28"/>
    </style:style>
    <style:style style:name="P29" style:family="paragraph" style:parent-style-name="Text_20_body">
      <style:text-properties officeooo:paragraph-rsid="001cca3b"/>
    </style:style>
    <style:style style:name="P30" style:family="paragraph" style:parent-style-name="Text_20_body">
      <style:text-properties officeooo:rsid="00128ff6" officeooo:paragraph-rsid="00128ff6"/>
    </style:style>
    <style:style style:name="P31" style:family="paragraph" style:parent-style-name="Text_20_body">
      <style:text-properties officeooo:rsid="00141fd6" officeooo:paragraph-rsid="00141fd6"/>
    </style:style>
    <style:style style:name="P32" style:family="paragraph" style:parent-style-name="Text_20_body">
      <style:text-properties officeooo:paragraph-rsid="002ff3de"/>
    </style:style>
    <style:style style:name="P33" style:family="paragraph" style:parent-style-name="Text_20_body">
      <style:text-properties officeooo:rsid="0030b5d9" officeooo:paragraph-rsid="0030b5d9"/>
    </style:style>
    <style:style style:name="P34" style:family="paragraph" style:parent-style-name="Text_20_body">
      <style:text-properties officeooo:paragraph-rsid="00326185"/>
    </style:style>
    <style:style style:name="P35" style:family="paragraph" style:parent-style-name="Text_20_body">
      <style:text-properties officeooo:rsid="003f0297" officeooo:paragraph-rsid="003f0297"/>
    </style:style>
    <style:style style:name="T1" style:family="text">
      <style:text-properties officeooo:rsid="00158ce9"/>
    </style:style>
    <style:style style:name="T2" style:family="text">
      <style:text-properties officeooo:rsid="001cca3b"/>
    </style:style>
    <style:style style:name="T3" style:family="text">
      <style:text-properties style:font-name="sans-serif" fo:font-size="11.25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fe72f" style:font-size-asian="12pt" style:font-size-complex="12pt"/>
    </style:style>
    <style:style style:name="T6" style:family="text">
      <style:text-properties style:font-name="Liberation Sans" fo:font-size="16.1000003814697pt" fo:font-weight="bold" officeooo:rsid="002119e4" style:font-name-asian="Bitstream Vera Sans" style:font-size-asian="16.1000003814697pt" style:font-weight-asian="bold" style:font-name-complex="FreeSans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39962d" style:font-name-asian="Bitstream Vera Sans" style:font-size-asian="16.1000003814697pt" style:font-weight-asian="bold" style:font-name-complex="FreeSans" style:font-size-complex="16.1000003814697pt" style:font-weight-complex="bold"/>
    </style:style>
    <style:style style:name="T8" style:family="text">
      <style:text-properties style:font-name="Liberation Sans" fo:font-size="18.2000007629395pt" fo:font-weight="bold" officeooo:rsid="00379615" style:font-name-asian="Bitstream Vera Sans" style:font-size-asian="18.2000007629395pt" style:font-weight-asian="bold" style:font-name-complex="FreeSans" style:font-size-complex="18.2000007629395pt" style:font-weight-complex="bold"/>
    </style:style>
    <style:style style:name="T9" style:family="text">
      <style:text-properties fo:color="#946ff7" loext:opacity="100%"/>
    </style:style>
    <style:style style:name="T10" style:family="text">
      <style:text-properties fo:color="#946ff7" loext:opacity="100%" fo:font-style="italic"/>
    </style:style>
    <style:style style:name="T11" style:family="text">
      <style:text-properties fo:color="#bdc3c7" loext:opacity="100%" style:font-name="Droid Sans Mono" fo:font-size="10.5pt" fo:font-weight="normal" fo:background-color="#23232f" loext:char-shading-value="0"/>
    </style:style>
    <style:style style:name="T12" style:family="text">
      <style:text-properties fo:color="#73a9ff" loext:opacity="100%"/>
    </style:style>
    <style:style style:name="T13" style:family="text">
      <style:text-properties fo:color="#73a9ff" loext:opacity="100%" style:font-name="Droid Sans Mono" fo:font-size="10.5pt" fo:font-weight="normal" fo:background-color="#23232f" loext:char-shading-value="0"/>
    </style:style>
    <style:style style:name="T14" style:family="text">
      <style:text-properties fo:color="#ffa65e" loext:opacity="100%"/>
    </style:style>
    <style:style style:name="T15" style:family="text">
      <style:text-properties fo:color="#62c6da" loext:opacity="100%"/>
    </style:style>
    <style:style style:name="T16" style:family="text">
      <style:text-properties fo:color="#ff568e" loext:opacity="100%" fo:font-style="italic"/>
    </style:style>
    <style:style style:name="T17" style:family="text">
      <style:text-properties officeooo:rsid="0025c396"/>
    </style:style>
    <style:style style:name="T18" style:family="text">
      <style:text-properties officeooo:rsid="0027c016"/>
    </style:style>
    <style:style style:name="T19" style:family="text">
      <style:text-properties officeooo:rsid="0028d580"/>
    </style:style>
    <style:style style:name="T20" style:family="text">
      <style:text-properties officeooo:rsid="00295e89"/>
    </style:style>
    <style:style style:name="T21" style:family="text">
      <style:text-properties officeooo:rsid="002a56ff"/>
    </style:style>
    <style:style style:name="T22" style:family="text">
      <style:text-properties officeooo:rsid="002b931a"/>
    </style:style>
    <style:style style:name="T23" style:family="text">
      <style:text-properties officeooo:rsid="002c9c6a"/>
    </style:style>
    <style:style style:name="T24" style:family="text">
      <style:text-properties officeooo:rsid="002e5d8e"/>
    </style:style>
    <style:style style:name="T25" style:family="text">
      <style:text-properties fo:color="#64de83" loext:opacity="100%"/>
    </style:style>
    <style:style style:name="T26" style:family="text">
      <style:text-properties fo:color="#64de83" loext:opacity="100%" style:font-name="Droid Sans Mono" fo:font-size="10.5pt" fo:font-weight="normal" fo:background-color="#23232f" loext:char-shading-value="0"/>
    </style:style>
    <style:style style:name="T27" style:family="text">
      <style:text-properties officeooo:rsid="00141fd6"/>
    </style:style>
    <style:style style:name="T28" style:family="text">
      <style:text-properties officeooo:rsid="00356119"/>
    </style:style>
    <style:style style:name="T29" style:family="text">
      <style:text-properties officeooo:rsid="0036c88d"/>
    </style:style>
    <style:style style:name="T30" style:family="text">
      <style:text-properties officeooo:rsid="003798b0"/>
    </style:style>
    <style:style style:name="T31" style:family="text">
      <style:text-properties officeooo:rsid="0038e4fa"/>
    </style:style>
    <style:style style:name="T32" style:family="text">
      <style:text-properties officeooo:rsid="0039962d"/>
    </style:style>
    <style:style style:name="T33" style:family="text">
      <style:text-properties officeooo:rsid="003f0297"/>
    </style:style>
    <style:style style:name="T34" style:family="text">
      <style:text-properties officeooo:rsid="003fa1e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SAE 15 TP <text:span text:style-name="T2">2</text:span></text:p>
      <text:p text:style-name="P3">HARTMANN Matthias, 3A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4_549893319" text:style-name="Index_20_Link" text:visited-style-name="Index_20_Link">Partie 1 : Chargement des données en Python<text:tab/>1</text:a></text:p>
          <text:p text:style-name="P2"><text:a xlink:type="simple" xlink:href="#__RefHeading___Toc6_549893319" text:style-name="Index_20_Link" text:visited-style-name="Index_20_Link">Explication de la consigne :<text:tab/>1</text:a></text:p>
          <text:p text:style-name="P2"><text:a xlink:type="simple" xlink:href="#__RefHeading___Toc8_549893319" text:style-name="Index_20_Link" text:visited-style-name="Index_20_Link">La fonction Python:<text:tab/>1</text:a></text:p>
          <text:p text:style-name="P2"><text:a xlink:type="simple" xlink:href="#__RefHeading___Toc12_549893319" text:style-name="Index_20_Link" text:visited-style-name="Index_20_Link">Exemple de bon fonctionnement :<text:tab/>2</text:a></text:p>
          <text:p text:style-name="P1"><text:a xlink:type="simple" xlink:href="#__RefHeading___Toc14_549893319" text:style-name="Index_20_Link" text:visited-style-name="Index_20_Link">Partie 2 : Statistiques Encore<text:tab/>2</text:a></text:p>
          <text:p text:style-name="P2"><text:a xlink:type="simple" xlink:href="#__RefHeading___Toc18_549893319" text:style-name="Index_20_Link" text:visited-style-name="Index_20_Link">Les fonctions Python :<text:tab/>2</text:a></text:p>
          <text:p text:style-name="P2"><text:a xlink:type="simple" xlink:href="#__RefHeading___Toc22_549893319" text:style-name="Index_20_Link" text:visited-style-name="Index_20_Link">Exemple de bon fonctionnement :<text:tab/>3</text:a></text:p>
          <text:p text:style-name="P1"><text:a xlink:type="simple" xlink:href="#__RefHeading___Toc24_549893319" text:style-name="Index_20_Link" text:visited-style-name="Index_20_Link">Partie 3 :Affichage Final<text:tab/>4</text:a></text:p>
          <text:p text:style-name="P2"><text:a xlink:type="simple" xlink:href="#__RefHeading___Toc26_549893319" text:style-name="Index_20_Link" text:visited-style-name="Index_20_Link">Explication de la consigne :<text:tab/>4</text:a></text:p>
          <text:p text:style-name="P2"><text:a xlink:type="simple" xlink:href="#__RefHeading___Toc30_549893319" text:style-name="Index_20_Link" text:visited-style-name="Index_20_Link">Le programme principal:<text:tab/>4</text:a></text:p>
          <text:p text:style-name="P2"><text:a xlink:type="simple" xlink:href="#__RefHeading___Toc32_549893319" text:style-name="Index_20_Link" text:visited-style-name="Index_20_Link">Exemple de bon fonctionnement :<text:tab/>5</text:a></text:p>
        </text:index-body>
      </text:table-of-content>
      <text:p text:style-name="P4"/>
      <text:h text:style-name="P13" text:outline-level="1"><text:bookmark-start text:name="__RefHeading___Toc4_549893319"/>Partie 1 : <text:span text:style-name="T2">Chargement des données en Python</text:span><text:bookmark-end text:name="__RefHeading___Toc4_549893319"/></text:h>
      <text:h text:style-name="P15" text:outline-level="2"><text:bookmark-start text:name="__RefHeading___Toc6_549893319"/>Explication de la consigne :<text:bookmark-end text:name="__RefHeading___Toc6_549893319"/></text:h>
      <text:p text:style-name="P29"><text:span text:style-name="T2">Dans cette partie nous avions à </text:span><text:span text:style-name="T3"><text:s/></text:span><text:span text:style-name="T4">charger en mémoire depuis un script Python lesobservations réalisées sur la taille des fichier. </text:span><text:span text:style-name="T5">Pour cela nous récuppérons les données sauvegardées sous la forme d’un fichier csv à l’aide de la fonction python « open » et du module csv</text:span></text:p>
      <text:p text:style-name="P7"/>
      <text:h text:style-name="P16" text:outline-level="2"/>
      <text:h text:style-name="P16" text:outline-level="2"/>
      <text:p text:style-name="P7"/>
      <text:p text:style-name="P7"/>
      <text:p text:style-name="P7"/>
      <text:p text:style-name="P7"/>
      <text:p text:style-name="P7"/>
      <text:p text:style-name="P7"/>
      <text:h text:style-name="P16" text:outline-level="2"><text:bookmark-start text:name="__RefHeading___Toc8_549893319"/>L<text:span text:style-name="T23">a fonction</text:span> <text:span text:style-name="T6">Python</text:span>:<text:bookmark-end text:name="__RefHeading___Toc8_549893319"/></text:h>
      <text:p text:style-name="P9"/>
      <text:p text:style-name="Preformatted_20_Text">def csvToDict(path : str) -&gt; Dict[str, np.ndarray]:</text:p>
      <text:p text:style-name="Preformatted_20_Text"><text:tab/>"""!</text:p>
      <text:p text:style-name="Preformatted_20_Text"><text:soft-page-break/><text:tab/>@brief Cette fonction génère un dictionnaire qui contient les données <text:tab/>d'évolutions des fichiers.</text:p>
      <text:p text:style-name="Preformatted_20_Text"/>
      <text:p text:style-name="Preformatted_20_Text"><text:tab/>Paramètre(s) : </text:p>
      <text:p text:style-name="Preformatted_20_Text"><text:tab/>@param path : str =&gt; le chemin (absolu ou relatif) du fichier qui sera <text:tab/>utilisé pour obtenir les données</text:p>
      <text:p text:style-name="Preformatted_20_Text"><text:tab/>Retour de la fonction : </text:p>
      <text:p text:style-name="Preformatted_20_Text"><text:tab/>@return Dict[str, np.ndarray] Un dictionnaire ayant pour clé le nom de <text:tab/>chaque fichier et pour valeur les données d'évolution</text:p>
      <text:p text:style-name="Preformatted_20_Text"/>
      <text:p text:style-name="Preformatted_20_Text"><text:tab/>"""</text:p>
      <text:p text:style-name="Preformatted_20_Text"><text:tab/>data : Dict[str, np.ndarray] = {}</text:p>
      <text:p text:style-name="Preformatted_20_Text"><text:tab/>with open(path) as file: </text:p>
      <text:p text:style-name="Preformatted_20_Text"><text:tab/>reader = csv.reader(file)</text:p>
      <text:p text:style-name="Preformatted_20_Text"><text:tab/>for row in reader:</text:p>
      <text:p text:style-name="Preformatted_20_Text"><text:tab/><text:tab/>name : str = row[0]</text:p>
      <text:p text:style-name="Preformatted_20_Text"><text:tab/><text:tab/>taille : int = int(row[1])</text:p>
      <text:p text:style-name="Preformatted_20_Text"><text:tab/><text:tab/>temps : int = int(row[2])</text:p>
      <text:p text:style-name="Preformatted_20_Text"><text:tab/><text:tab/>if name in data.keys():</text:p>
      <text:p text:style-name="Preformatted_20_Text"><text:tab/><text:tab/><text:tab/>data[name] = np.append(data[name], [[taille, temps]], axis=0)</text:p>
      <text:p text:style-name="Preformatted_20_Text"><text:tab/><text:tab/>else :</text:p>
      <text:p text:style-name="Preformatted_20_Text"><text:tab/><text:tab/><text:tab/>data[name] = np.array([[taille, temps]])</text:p>
      <text:p text:style-name="Preformatted_20_Text"><text:tab/><text:tab/><text:tab/>return data</text:p>
      <text:h text:style-name="Heading_20_2" text:outline-level="2"><text:bookmark-start text:name="__RefHeading___Toc12_549893319"/>Exemple de bon fonctionnement :<text:bookmark-end text:name="__RefHeading___Toc12_549893319"/></text:h>
      <text:p text:style-name="P10"/>
      <text:p text:style-name="P31">Affichage suite au lancement du fichier script depuis un termi<text:span text:style-name="T1">n</text:span>al :</text:p>
      <text:p text:style-name="Preformatted_20_Text">{'/home/toto/Tmp/f1': array([[ <text:s text:c="7"/>40, 1636974960],</text:p>
      <text:p text:style-name="Preformatted_20_Text"><text:s text:c="7"/>[ <text:s text:c="7"/>52, 1636975020],</text:p>
      <text:p text:style-name="Preformatted_20_Text"><text:s text:c="7"/>[ <text:s text:c="7"/>56, 1636975080],</text:p>
      <text:p text:style-name="Preformatted_20_Text"><text:s text:c="7"/>[ <text:s text:c="7"/>64, 1636975140],</text:p>
      <text:p text:style-name="Preformatted_20_Text"><text:s text:c="7"/>[ <text:s text:c="6"/>132, 1636975200],</text:p>
      <text:p text:style-name="Preformatted_20_Text"><text:s text:c="7"/>[ <text:s text:c="6"/>132, 1636975260],</text:p>
      <text:p text:style-name="Preformatted_20_Text"><text:s text:c="7"/>[ <text:s text:c="6"/>132, 1636975320],</text:p>
      <text:p text:style-name="Preformatted_20_Text"><text:s text:c="7"/>[ <text:s text:c="6"/>196, 1636975380], . . .</text:p>
      <text:p text:style-name="Preformatted_20_Text"/>
      <text:h text:style-name="P14" text:outline-level="1"><text:bookmark-start text:name="__RefHeading___Toc14_549893319"/>Partie 2 : <text:span text:style-name="T17">Statistiques Encore</text:span><text:bookmark-end text:name="__RefHeading___Toc14_549893319"/></text:h>
      <text:p text:style-name="P6">Les <text:s/><text:span text:style-name="T17">données</text:span> <text:s/><text:span text:style-name="T17">manipulées</text:span> <text:s/><text:span text:style-name="T18">décrivent</text:span> l’<text:span text:style-name="T20">é</text:span>volution <text:s/>de <text:s/>la <text:s/>taille <text:s/>de<text:span text:style-name="T19">s</text:span> fichiers <text:s/>selon <text:s/>un <text:s/>intervalle de <text:s/>temps <text:s/>constant <text:s/>(une <text:s/>minute <text:s/>logiquement). <text:s text:c="2"/><text:span text:style-name="T21">Nous devions</text:span> construire <text:s/>deux fonctions qui <text:span text:style-name="T21">retournes l’augmentation moyenne de la taille du fichier entre deux captations et la plus grande augmentation de la taille lors de la période d’évaluation.</text:span></text:p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18_549893319"/>L<text:span text:style-name="T22">es</text:span> <text:span text:style-name="T22">fonctions</text:span> <text:span text:style-name="T22">Python</text:span> :<text:bookmark-end text:name="__RefHeading___Toc18_549893319"/></text:h>
      <text:p text:style-name="Text_20_body"/>
      <text:p text:style-name="Preformatted_20_Text">def augmentationMoyenne(data : np.ndarray) -&gt; int:</text:p>
      <text:p text:style-name="Preformatted_20_Text"><text:tab/>"""!</text:p>
      <text:p text:style-name="Preformatted_20_Text"><text:soft-page-break/><text:tab/>@brief Cette fonction retourne l'augmentation moyenne de la taille du <text:tab/>fichier entre deux captations</text:p>
      <text:p text:style-name="Preformatted_20_Text"/>
      <text:p text:style-name="Preformatted_20_Text"><text:tab/>Paramètre(s) : </text:p>
      <text:p text:style-name="Preformatted_20_Text"><text:tab/>@param data : np.ndarray =&gt; tableau contenant les données d'évolutions <text:tab/>(taille et temps)</text:p>
      <text:p text:style-name="Preformatted_20_Text"><text:tab/>Retour de la fonction : </text:p>
      <text:p text:style-name="Preformatted_20_Text"><text:tab/>@return int la moyenne</text:p>
      <text:p text:style-name="Preformatted_20_Text"><text:tab/>"""</text:p>
      <text:p text:style-name="Preformatted_20_Text"><text:tab/>augment = data[-1,0] - data[0,0]</text:p>
      <text:p text:style-name="Preformatted_20_Text"><text:tab/>return augment / data.shape[0]</text:p>
      <text:p text:style-name="Preformatted_20_Text"/>
      <text:p text:style-name="P20">def plusGrandeAugmentation(data : np.ndarray) -&gt; Tuple[int, int]:</text:p>
      <text:p text:style-name="P20"><text:s text:c="4"/>"""!</text:p>
      <text:p text:style-name="P20"><text:s text:c="4"/>@brief Cette fonction retourne la plus grande augmentation de la taille du fichier lors de la période d'évaluation</text:p>
      <text:p text:style-name="P20"/>
      <text:p text:style-name="P20"><text:s text:c="4"/>Paramètre(s) : </text:p>
      <text:p text:style-name="P20"><text:s text:c="8"/>@param data : np.ndarray =&gt; tableau contenant les données d'évolutions (taille et temps)</text:p>
      <text:p text:style-name="P20"><text:s text:c="4"/>Retour de la fonction : </text:p>
      <text:p text:style-name="P20"><text:s text:c="8"/>@return Tuple[int, int] Le couple désignant la plus grande augmentation et le timestamp</text:p>
      <text:p text:style-name="P20"/>
      <text:p text:style-name="P20"><text:s text:c="4"/>"""</text:p>
      <text:p text:style-name="P20"><text:s text:c="4"/>augmentation : int = 0</text:p>
      <text:p text:style-name="P20"><text:s text:c="4"/>resultat : Tuple[int,int]</text:p>
      <text:p text:style-name="P20"><text:s text:c="4"/>for i in range(1, data.shape[0]):</text:p>
      <text:p text:style-name="P20"><text:s text:c="8"/>augment = data[i,0] - data[i-1,0]</text:p>
      <text:p text:style-name="P20"><text:s text:c="8"/>time : int = data[i, 1]</text:p>
      <text:p text:style-name="P20"><text:s text:c="8"/>if augment &gt; augmentation :</text:p>
      <text:p text:style-name="P20"><text:s text:c="12"/>augmentation = augment</text:p>
      <text:p text:style-name="P20"><text:s text:c="12"/>resultat = (augmentation, time)</text:p>
      <text:p text:style-name="P18"><text:s text:c="4"/>return resultat</text:p>
      <text:p text:style-name="Preformatted_20_Text"/>
      <text:p text:style-name="Preformatted_20_Text">def tailleLimite(data : Dict[str, np.ndarray], limite: int) -&gt; int:</text:p>
      <text:p text:style-name="Preformatted_20_Text"><text:s text:c="4"/>"""!</text:p>
      <text:p text:style-name="Preformatted_20_Text"><text:s text:c="4"/>@brief Cette fonction retourne le timestamp auquel le fichier à dépasser la taille limite passée en paramètre</text:p>
      <text:p text:style-name="Preformatted_20_Text"/>
      <text:p text:style-name="Preformatted_20_Text"><text:s text:c="4"/>Paramètre(s) : </text:p>
      <text:p text:style-name="Preformatted_20_Text"><text:s text:c="8"/>@param data : Dict[str, np.ndarray] =&gt; tableau contenant les données d'évolutions (taille et temps)</text:p>
      <text:p text:style-name="Preformatted_20_Text"><text:s text:c="8"/>@param limite : int =&gt; La taille limite en Kilo Octet</text:p>
      <text:p text:style-name="Preformatted_20_Text"><text:s text:c="4"/>Retour de la fonction : </text:p>
      <text:p text:style-name="Preformatted_20_Text"><text:s text:c="8"/>@return int le timestamp <text:span text:style-name="T28">ou None si la limite n’a pas été </text:span><text:span text:style-name="T29">dépassée</text:span></text:p>
      <text:p text:style-name="Preformatted_20_Text"/>
      <text:p text:style-name="Preformatted_20_Text"><text:s text:c="4"/>"""</text:p>
      <text:p text:style-name="Preformatted_20_Text"><text:s text:c="4"/>time : int = 0</text:p>
      <text:p text:style-name="Preformatted_20_Text"><text:s text:c="4"/>i : int = 0</text:p>
      <text:p text:style-name="Preformatted_20_Text"><text:s text:c="4"/>while i &lt; data.shape[0] and data[i, 0] &lt; limite:</text:p>
      <text:p text:style-name="Preformatted_20_Text"><text:s text:c="8"/>time = data[i,1]</text:p>
      <text:p text:style-name="Preformatted_20_Text"><text:s text:c="8"/>i += 1</text:p>
      <text:p text:style-name="Preformatted_20_Text"><text:s text:c="4"/>return <text:span text:style-name="T30">None if </text:span><text:span text:style-name="T31">i == data.shape[0] and </text:span><text:span text:style-name="T30">data[i-1,0] &lt;limite else time</text:span></text:p>
      <text:h text:style-name="Heading_20_2" text:outline-level="2"><text:bookmark-start text:name="__RefHeading___Toc22_549893319"/>Exemple de bon fonctionnement :<text:bookmark-end text:name="__RefHeading___Toc22_549893319"/></text:h>
      <text:p text:style-name="Text_20_body"/>
      <text:p text:style-name="P32"><text:span text:style-name="T27">Affichage suite au lancement d</text:span><text:span text:style-name="T24">e la fonction :</text:span></text:p>
      <text:p text:style-name="P34"><text:span text:style-name="T24"><text:s/></text:span><text:span text:style-name="T13">augmentationMoyenne</text:span><text:span text:style-name="T11">(donnes[</text:span><text:span text:style-name="T26">"/home/toto/Tmp/f3"</text:span><text:span text:style-name="T11">])</text:span></text:p>
      <text:p text:style-name="P34"><text:soft-page-break/><text:span text:style-name="T27"><text:s/>depuis un termi</text:span><text:span text:style-name="T1">n</text:span><text:span text:style-name="T27">al :</text:span></text:p>
      <text:p text:style-name="P19"><text:tab/>15.319148936170214</text:p>
      <text:p text:style-name="P19"/>
      <text:p text:style-name="Text_20_body">Affichage suite au lancement de la fonction : </text:p>
      <text:p text:style-name="P26"><text:span text:style-name="T13">plusGrandeAugmentation</text:span><text:span text:style-name="T11">(donnes[</text:span><text:span text:style-name="T26">"/home/toto/Tmp/f3"</text:span><text:span text:style-name="T11">])</text:span></text:p>
      <text:p text:style-name="P33">depuis un terminal :</text:p>
      <text:p text:style-name="Preformatted_20_Text"><text:tab/>(64, 1636975140)</text:p>
      <text:p text:style-name="Preformatted_20_Text"/>
      <text:p text:style-name="Text_20_body">Affichage suite au lancement de la fonction :</text:p>
      <text:p text:style-name="P25"><text:span text:style-name="T10">if</text:span> <text:span text:style-name="T16">__name__</text:span> <text:span text:style-name="T15">==</text:span> <text:span text:style-name="T25">"__main__"</text:span>:</text:p>
      <text:p text:style-name="P24"><text:tab/>donnes : Dict[<text:span text:style-name="T15">str</text:span>, np.ndarray] <text:span text:style-name="T15">=</text:span> <text:span text:style-name="T12">csvToDict</text:span>(<text:span text:style-name="T25">"TP_2/donneesTP2_SAE15.csv"</text:span>)</text:p>
      <text:p text:style-name="P24"><text:span text:style-name="T10"><text:tab/>for</text:span> i <text:span text:style-name="T9">in</text:span> donnes:</text:p>
      <text:p text:style-name="P24"><text:span text:style-name="T15"><text:tab/><text:tab/>print</text:span>(<text:span text:style-name="T12">tailleLimite</text:span>(donnes[i], <text:span text:style-name="T14">2000</text:span>))</text:p>
      <text:p text:style-name="P21"/>
      <text:p text:style-name="Text_20_body">depuis le terminal :</text:p>
      <text:p text:style-name="P22">None</text:p>
      <text:p text:style-name="P22">1636976400</text:p>
      <text:p text:style-name="P22">None</text:p>
      <text:p text:style-name="P22"/>
      <text:p text:style-name="P21"/>
      <text:h text:style-name="Heading_20_1" text:outline-level="1"><text:bookmark-start text:name="__RefHeading___Toc24_549893319"/>Partie 3 :<text:span text:style-name="T8">Affichage Final</text:span><text:bookmark-end text:name="__RefHeading___Toc24_549893319"/></text:h>
      <text:p text:style-name="Text_20_body"/>
      <text:h text:style-name="Heading_20_2" text:outline-level="2"><text:bookmark-start text:name="__RefHeading___Toc26_549893319"/>Explication de la consigne :<text:bookmark-end text:name="__RefHeading___Toc26_549893319"/></text:h>
      <text:p text:style-name="P35">Dans cette dernière partie nous devions produire un affichage « user-friendly » <text:span text:style-name="T34">avec l’ensembles des précédentes informations.</text:span></text:p>
      <text:h text:style-name="Heading_20_2" text:outline-level="2"><text:bookmark-start text:name="__RefHeading___Toc30_549893319"/><text:span text:style-name="T7">Le programme principal</text:span>:<text:bookmark-end text:name="__RefHeading___Toc30_549893319"/></text:h>
      <text:p text:style-name="Text_20_body"/>
      <text:p text:style-name="P23">def formatTime(t:int) -&gt; str:</text:p>
      <text:p text:style-name="P23"><text:tab/>"""!</text:p>
      <text:p text:style-name="Preformatted_20_Text"><text:s text:c="4"/>@brief Cette fonction renvoie une date EPOCH formatée</text:p>
      <text:p text:style-name="Preformatted_20_Text"/>
      <text:p text:style-name="Preformatted_20_Text"><text:s text:c="4"/>Paramètre(s) : </text:p>
      <text:p text:style-name="Preformatted_20_Text"><text:s text:c="8"/>@param t : int =&gt; le timestamp </text:p>
      <text:p text:style-name="Preformatted_20_Text"><text:s text:c="4"/>Retour de la fonction : </text:p>
      <text:p text:style-name="Preformatted_20_Text"><text:s text:c="8"/>@return str la date formatée</text:p>
      <text:p text:style-name="Preformatted_20_Text"/>
      <text:p text:style-name="Preformatted_20_Text"><text:s text:c="4"/>"""</text:p>
      <text:p text:style-name="Preformatted_20_Text"><text:s text:c="4"/>return datetime.utcfromtimestamp(t).strftime('%d-%m-%Y %H:%M:%S')</text:p>
      <text:p text:style-name="Preformatted_20_Text"/>
      <text:p text:style-name="Preformatted_20_Text">if __name__ == "__main__":</text:p>
      <text:p text:style-name="Preformatted_20_Text"><text:s text:c="4"/>donnes : Dict[str, np.ndarray] = csvToDict("TP_2/donneesTP2_SAE15.csv")</text:p>
      <text:p text:style-name="Preformatted_20_Text"><text:s text:c="4"/>for i in donnes:</text:p>
      <text:p text:style-name="Preformatted_20_Text"><text:s text:c="8"/>print(f'Le fichier {i} a : \n\t- pour valeur d\'augmentation moyenne : {augmentationMoyenne(donnes[i])}', end=" ")</text:p>
      <text:p text:style-name="Preformatted_20_Text"><text:s text:c="8"/>grande : Tuple[int, int] = plusGrandeAugmentation(donnes[i])</text:p>
      <text:p text:style-name="Preformatted_20_Text"><text:s text:c="8"/>print(f'\n\t- la plus grande augmentation s\'est passée le {formatTime(grande[1])} ({grande[0]}Ko)', end=" ")</text:p>
      <text:p text:style-name="Preformatted_20_Text"><text:s text:c="8"/>limite : int or None = tailleLimite(donnes[i], 2000)</text:p>
      <text:p text:style-name="Preformatted_20_Text"><text:soft-page-break/><text:s text:c="8"/>if limite == None :</text:p>
      <text:p text:style-name="Preformatted_20_Text"><text:s text:c="12"/>print('Le fichier n\'a jamais dépassé les 2Mo')</text:p>
      <text:p text:style-name="Preformatted_20_Text"><text:s text:c="8"/>else :</text:p>
      <text:p text:style-name="Preformatted_20_Text"><text:s text:c="12"/>print(f'le fichier a dépassé les 2Mo le : {formatTime(limite)}')</text:p>
      <text:h text:style-name="Heading_20_2" text:outline-level="2"><text:bookmark-start text:name="__RefHeading___Toc32_549893319"/>Exemple de bon fonctionnement :<text:bookmark-end text:name="__RefHeading___Toc32_549893319"/></text:h>
      <text:p text:style-name="Text_20_body"/>
      <text:p text:style-name="Preformatted_20_Text">Le fichier /home/toto/Tmp/f1 a : </text:p>
      <text:p text:style-name="Preformatted_20_Text"><text:s text:c="8"/>- pour valeur d'augmentation moyenne : 15.574468085106384 </text:p>
      <text:p text:style-name="Preformatted_20_Text"><text:s text:c="8"/>- la plus grande augmentation s'est passée le 15-11-2021 11:20:00 (68Ko) Le fichier n'a jamais dépassé les 2Mo</text:p>
      <text:p text:style-name="Preformatted_20_Text">Le fichier /home/toto/Tmp/f2 a : </text:p>
      <text:p text:style-name="Preformatted_20_Text"><text:s text:c="8"/>- pour valeur d'augmentation moyenne : 28.595744680851062 </text:p>
      <text:p text:style-name="Preformatted_20_Text"><text:s text:c="8"/>- la plus grande augmentation s'est passée le 15-11-2021 11:41:01 (1024Ko) le fichier a dépassé les 2Mo le : 15-11-2021 11:40:00</text:p>
      <text:p text:style-name="Preformatted_20_Text">Le fichier /home/toto/Tmp/f3 a : </text:p>
      <text:p text:style-name="Preformatted_20_Text"><text:s text:c="8"/>- pour valeur d'augmentation moyenne : 15.319148936170214 </text:p>
      <text:p text:style-name="Preformatted_20_Text"><text:s text:c="8"/>- la plus grande augmentation s'est passée le 15-11-2021 11:19:00 (64Ko) Le fichier n'a jamais dépassé les 2M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4:53:00.507115083</meta:creation-date>
    <dc:date>2021-11-26T12:16:47.164379324</dc:date>
    <meta:editing-duration>PT1H48M13S</meta:editing-duration>
    <meta:editing-cycles>39</meta:editing-cycles>
    <meta:generator>LibreOffice/7.2.2.2$Linux_X86_64 LibreOffice_project/20$Build-2</meta:generator>
    <meta:document-statistic meta:table-count="0" meta:image-count="0" meta:object-count="0" meta:page-count="5" meta:paragraph-count="145" meta:word-count="921" meta:character-count="6471" meta:non-whitespace-character-count="5163"/>
  </office:meta>
</office:document-meta>
</file>